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ameNep</text:p>
          </table:table-cell>
          <table:table-cell office:value-type="string" calcext:value-type="string">
            <text:p>nameEng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58-01-04" calcext:value-type="date">
            <text:p>2058-01-04</text:p>
          </table:table-cell>
          <table:table-cell office:value-type="date" office:date-value="2061-12-20" calcext:value-type="date">
            <text:p>2061-12-20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table:style-name="ce2" office:value-type="date" office:date-value="2061-12-07" calcext:value-type="date">
            <text:p>2061-12-07</text:p>
          </table:table-cell>
          <table:table-cell office:value-type="date" office:date-value="2061-12-08" calcext:value-type="date">
            <text:p>2061-12-08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1-12-01" calcext:value-type="date">
            <text:p>2061-12-01</text:p>
          </table:table-cell>
          <table:table-cell table:style-name="Default"/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2-01-06" calcext:value-type="date">
            <text:p>2062-01-06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1-11" calcext:value-type="date">
            <text:p>2062-01-11</text:p>
          </table:table-cell>
          <table:table-cell office:value-type="date" office:date-value="2062-01-13" calcext:value-type="date">
            <text:p>2062-01-13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1-15" calcext:value-type="date">
            <text:p>2062-01-15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1-18" calcext:value-type="date">
            <text:p>2062-01-18</text:p>
          </table:table-cell>
          <table:table-cell office:value-type="date" office:date-value="2062-01-20" calcext:value-type="date">
            <text:p>2062-01-20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 </text:p>
          </table:table-cell>
          <table:table-cell office:value-type="date" office:date-value="2062-01-23" calcext:value-type="date">
            <text:p>2062-01-23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1-26" calcext:value-type="date">
            <text:p>2062-01-26</text:p>
          </table:table-cell>
          <table:table-cell office:value-type="date" office:date-value="2062-02-02" calcext:value-type="date">
            <text:p>2062-02-02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 </text:p>
          </table:table-cell>
          <table:table-cell office:value-type="date" office:date-value="2062-02-08" calcext:value-type="date">
            <text:p>2062-02-08</text:p>
          </table:table-cell>
          <table:table-cell office:value-type="date" office:date-value="2062-02-20" calcext:value-type="date">
            <text:p>2062-02-20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2-23" calcext:value-type="date">
            <text:p>2062-02-23</text:p>
          </table:table-cell>
          <table:table-cell office:value-type="date" office:date-value="2062-07-02" calcext:value-type="date">
            <text:p>2062-07-02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7-06" calcext:value-type="date">
            <text:p>2062-07-06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7-07" calcext:value-type="date">
            <text:p>2062-07-07</text:p>
          </table:table-cell>
          <table:table-cell office:value-type="date" office:date-value="2062-08-08" calcext:value-type="date">
            <text:p>2062-08-08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8-14" calcext:value-type="date">
            <text:p>2062-08-14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table:number-columns-repeated="2" office:value-type="date" office:date-value="2062-08-20" calcext:value-type="date">
            <text:p>2062-08-20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 nath</text:p>
          </table:table-cell>
          <table:table-cell office:value-type="date" office:date-value="2062-08-21" calcext:value-type="date">
            <text:p>2062-08-21</text:p>
          </table:table-cell>
          <table:table-cell office:value-type="date" office:date-value="2062-08-27" calcext:value-type="date">
            <text:p>2062-08-27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8-29" calcext:value-type="date">
            <text:p>2062-08-29</text:p>
          </table:table-cell>
          <table:table-cell office:value-type="date" office:date-value="2062-09-20" calcext:value-type="date">
            <text:p>2062-09-20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9-24" calcext:value-type="date">
            <text:p>2062-09-24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10-05" calcext:value-type="date">
            <text:p>2062-10-05</text:p>
          </table:table-cell>
          <table:table-cell office:value-type="date" office:date-value="2062-10-17" calcext:value-type="date">
            <text:p>2062-10-17</text:p>
          </table:table-cell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2-10-04" calcext:value-type="date">
            <text:p>2062-10-04</text:p>
          </table:table-cell>
          <table:table-cell office:value-type="date" office:date-value="2062-11-05" calcext:value-type="date">
            <text:p>2062-11-05</text:p>
          </table:table-cell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<text:s/>Shrestha</text:p>
          </table:table-cell>
          <table:table-cell office:value-type="date" office:date-value="2062-11-18" calcext:value-type="date">
            <text:p>2062-11-18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11-22" calcext:value-type="date">
            <text:p>2062-11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12-15" calcext:value-type="date">
            <text:p>2062-12-15</text:p>
          </table:table-cell>
          <table:table-cell office:value-type="date" office:date-value="2063-01-27" calcext:value-type="date">
            <text:p>2063-01-27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12-20" calcext:value-type="date">
            <text:p>2062-12-20</text:p>
          </table:table-cell>
          <table:table-cell table:style-name="Default"/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62-01-26" calcext:value-type="date">
            <text:p>2062-01-26</text:p>
          </table:table-cell>
          <table:table-cell office:value-type="date" office:date-value="2063-03-08" calcext:value-type="date">
            <text:p>2063-03-08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1-31" calcext:value-type="date">
            <text:p>2063-01-31</text:p>
          </table:table-cell>
          <table:table-cell table:style-name="Default"/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63-03-18" calcext:value-type="date">
            <text:p>2063-03-18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3-21" calcext:value-type="date">
            <text:p>2063-03-21</text:p>
          </table:table-cell>
          <table:table-cell table:style-name="Default"/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63-03-22" calcext:value-type="date">
            <text:p>2063-03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3-28" calcext:value-type="date">
            <text:p>2063-03-28</text:p>
          </table:table-cell>
          <table:table-cell office:value-type="date" office:date-value="2063-04-22" calcext:value-type="date">
            <text:p>2063-04-22</text:p>
          </table:table-cell>
        </table:table-row>
        <table:table-row table:style-name="ro1">
          <table:table-cell office:value-type="string" calcext:value-type="string">
            <text:p>मुरमान स्रेष्ठ</text:p>
          </table:table-cell>
          <table:table-cell office:value-type="string" calcext:value-type="string">
            <text:p>Murman <text:s/>Shrestha</text:p>
          </table:table-cell>
          <table:table-cell office:value-type="date" office:date-value="2063-04-05" calcext:value-type="date">
            <text:p>2063-04-05</text:p>
          </table:table-cell>
          <table:table-cell office:value-type="date" office:date-value="2063-05-11" calcext:value-type="date">
            <text:p>2063-05-11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4-29" calcext:value-type="date">
            <text:p>2063-04-29</text:p>
          </table:table-cell>
          <table:table-cell office:value-type="date" office:date-value="2063-05-29" calcext:value-type="date">
            <text:p>2063-05-29</text:p>
          </table:table-cell>
        </table:table-row>
        <table:table-row table:style-name="ro1">
          <table:table-cell office:value-type="string" calcext:value-type="string">
            <text:p>मुरमान स्रेष्ठ</text:p>
          </table:table-cell>
          <table:table-cell office:value-type="string" calcext:value-type="string">
            <text:p>Murman Shreatha</text:p>
          </table:table-cell>
          <table:table-cell office:value-type="date" office:date-value="2063-05-05" calcext:value-type="date">
            <text:p>2063-05-05</text:p>
          </table:table-cell>
          <table:table-cell office:value-type="date" office:date-value="2062-06-04" calcext:value-type="date">
            <text:p>2062-06-04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5-18" calcext:value-type="date">
            <text:p>2063-05-18</text:p>
          </table:table-cell>
          <table:table-cell office:value-type="date" office:date-value="2063-07-13" calcext:value-type="date">
            <text:p>2063-07-13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 nath</text:p>
          </table:table-cell>
          <table:table-cell office:value-type="date" office:date-value="2063-06-02" calcext:value-type="date">
            <text:p>2063-06-02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6-25" calcext:value-type="date">
            <text:p>2063-06-25</text:p>
          </table:table-cell>
          <table:table-cell office:value-type="date" office:date-value="2063-07-22" calcext:value-type="date">
            <text:p>2063-07-22</text:p>
          </table:table-cell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63-07-19" calcext:value-type="date">
            <text:p>2063-07-19</text:p>
          </table:table-cell>
          <table:table-cell office:value-type="date" office:date-value="2063-07-27" calcext:value-type="date">
            <text:p>2063-07-27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7-20" calcext:value-type="date">
            <text:p>2063-07-20</text:p>
          </table:table-cell>
          <table:table-cell office:value-type="date" office:date-value="2063-08-04" calcext:value-type="date">
            <text:p>2063-08-04</text:p>
          </table:table-cell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63-07-26" calcext:value-type="date">
            <text:p>2063-07-26</text:p>
          </table:table-cell>
          <table:table-cell table:style-name="Default"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7-30" calcext:value-type="date">
            <text:p>2063-07-30</text:p>
          </table:table-cell>
          <table:table-cell office:value-type="date" office:date-value="2063-12-06" calcext:value-type="date">
            <text:p>2063-12-06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8-10" calcext:value-type="date">
            <text:p>2063-08-10</text:p>
          </table:table-cell>
          <table:table-cell office:value-type="date" office:date-value="2065-12-20" calcext:value-type="date">
            <text:p>2065-12-20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3-08-22" calcext:value-type="date">
            <text:p>2063-08-22</text:p>
          </table:table-cell>
          <table:table-cell office:value-type="date" office:date-value="2066-12-31" calcext:value-type="date">
            <text:p>2066-12-31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4-01-13" calcext:value-type="date">
            <text:p>2064-01-13</text:p>
          </table:table-cell>
          <table:table-cell office:value-type="date" office:date-value="2067-12-14" calcext:value-type="date">
            <text:p>2067-12-14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6-01-06" calcext:value-type="date">
            <text:p>2066-01-06</text:p>
          </table:table-cell>
          <table:table-cell office:value-type="date" office:date-value="2068-08-25" calcext:value-type="date">
            <text:p>2068-08-25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7-01-06" calcext:value-type="date">
            <text:p>2067-01-06</text:p>
          </table:table-cell>
          <table:table-cell office:value-type="date" office:date-value="2068-12-27" calcext:value-type="date">
            <text:p>2068-12-27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8-02-02" calcext:value-type="date">
            <text:p>2068-02-02</text:p>
          </table:table-cell>
          <table:table-cell office:value-type="date" office:date-value="2068-08-26" calcext:value-type="date">
            <text:p>2068-08-26</text:p>
          </table:table-cell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68-10-04" calcext:value-type="date">
            <text:p>2068-10-04</text:p>
          </table:table-cell>
          <table:table-cell office:value-type="date" office:date-value="2069-12-30" calcext:value-type="date">
            <text:p>2069-12-30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8-01-02" calcext:value-type="date">
            <text:p>2068-01-02</text:p>
          </table:table-cell>
          <table:table-cell table:style-name="Default"/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68-09-25" calcext:value-type="date">
            <text:p>2068-09-25</text:p>
          </table:table-cell>
          <table:table-cell office:value-type="date" office:date-value="2068-07-17" calcext:value-type="date">
            <text:p>2068-07-17</text:p>
          </table:table-cell>
        </table:table-row>
        <table:table-row table:style-name="ro1">
          <table:table-cell office:value-type="string" calcext:value-type="string">
            <text:p>चित्र मान स्रेष्ठ</text:p>
          </table:table-cell>
          <table:table-cell office:value-type="string" calcext:value-type="string">
            <text:p>Chitra man Shrestha</text:p>
          </table:table-cell>
          <table:table-cell office:value-type="date" office:date-value="2068-01-13" calcext:value-type="date">
            <text:p>2068-01-13</text:p>
          </table:table-cell>
          <table:table-cell office:value-type="date" office:date-value="2068-12-20" calcext:value-type="date">
            <text:p>2068-12-20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8-02-02" calcext:value-type="date">
            <text:p>2068-02-02</text:p>
          </table:table-cell>
          <table:table-cell office:value-type="date" office:date-value="2068-08-12" calcext:value-type="date">
            <text:p>2068-08-12</text:p>
          </table:table-cell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68-11-16" calcext:value-type="date">
            <text:p>2068-11-16</text:p>
          </table:table-cell>
          <table:table-cell office:value-type="date" office:date-value="2068-12-30" calcext:value-type="date">
            <text:p>2068-12-30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8-01-06" calcext:value-type="date">
            <text:p>2068-01-06</text:p>
          </table:table-cell>
          <table:table-cell office:value-type="date" office:date-value="2069-12-01" calcext:value-type="date">
            <text:p>2069-12-01</text:p>
          </table:table-cell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68-08-18" calcext:value-type="date">
            <text:p>2068-08-18</text:p>
          </table:table-cell>
          <table:table-cell office:value-type="date" office:date-value="2070-09-21" calcext:value-type="date">
            <text:p>2070-09-21</text:p>
          </table:table-cell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69-01-12" calcext:value-type="date">
            <text:p>2069-01-12</text:p>
          </table:table-cell>
          <table:table-cell office:value-type="date" office:date-value="2070-12-11" calcext:value-type="date">
            <text:p>2070-12-11</text:p>
          </table:table-cell>
        </table:table-row>
        <table:table-row table:style-name="ro1">
          <table:table-cell office:value-type="string" calcext:value-type="string">
            <text:p>मोहन सुबेदी</text:p>
          </table:table-cell>
          <table:table-cell office:value-type="string" calcext:value-type="string">
            <text:p>Mohan Subedi</text:p>
          </table:table-cell>
          <table:table-cell office:value-type="date" office:date-value="2070-01-08" calcext:value-type="date">
            <text:p>2070-01-08</text:p>
          </table:table-cell>
          <table:table-cell office:value-type="date" office:date-value="2071-08-11" calcext:value-type="date">
            <text:p>2071-08-11</text:p>
          </table:table-cell>
        </table:table-row>
        <table:table-row table:style-name="ro1">
          <table:table-cell office:value-type="string" calcext:value-type="string">
            <text:p>मोहन सुबेदी</text:p>
          </table:table-cell>
          <table:table-cell office:value-type="string" calcext:value-type="string">
            <text:p>Mohan Subedi</text:p>
          </table:table-cell>
          <table:table-cell office:value-type="date" office:date-value="2070-09-23" calcext:value-type="date">
            <text:p>2070-09-23</text:p>
          </table:table-cell>
          <table:table-cell office:value-type="date" office:date-value="2071-12-19" calcext:value-type="date">
            <text:p>2071-12-19</text:p>
          </table:table-cell>
        </table:table-row>
        <table:table-row table:style-name="ro1">
          <table:table-cell office:value-type="string" calcext:value-type="string">
            <text:p>ठगेन्द्र अधिकारी</text:p>
          </table:table-cell>
          <table:table-cell office:value-type="string" calcext:value-type="string">
            <text:p>Thangendra Adhikari</text:p>
          </table:table-cell>
          <table:table-cell office:value-type="date" office:date-value="2071-01-07" calcext:value-type="date">
            <text:p>2071-01-07</text:p>
          </table:table-cell>
          <table:table-cell office:value-type="date" office:date-value="2072-12-30" calcext:value-type="date">
            <text:p>2072-12-30</text:p>
          </table:table-cell>
        </table:table-row>
        <table:table-row table:style-name="ro1">
          <table:table-cell office:value-type="string" calcext:value-type="string">
            <text:p>ठगेन्द्र अधिकारी</text:p>
          </table:table-cell>
          <table:table-cell office:value-type="string" calcext:value-type="string">
            <text:p>Thangendra Adhikari</text:p>
          </table:table-cell>
          <table:table-cell office:value-type="date" office:date-value="2071-08-25" calcext:value-type="date">
            <text:p>2071-08-25</text:p>
          </table:table-cell>
          <table:table-cell office:value-type="date" office:date-value="2073-07-30" calcext:value-type="date">
            <text:p>2073-07-30</text:p>
          </table:table-cell>
        </table:table-row>
        <table:table-row table:style-name="ro1">
          <table:table-cell office:value-type="string" calcext:value-type="string">
            <text:p>ठगेन्द्र अधिकारी</text:p>
          </table:table-cell>
          <table:table-cell office:value-type="string" calcext:value-type="string">
            <text:p>Thagendra Adhikari</text:p>
          </table:table-cell>
          <table:table-cell office:value-type="date" office:date-value="2072-01-17" calcext:value-type="date">
            <text:p>2072-01-17</text:p>
          </table:table-cell>
          <table:table-cell table:style-name="Default"/>
        </table:table-row>
        <table:table-row table:style-name="ro1">
          <table:table-cell office:value-type="string" calcext:value-type="string">
            <text:p>राजेन्द्र तामाङ</text:p>
          </table:table-cell>
          <table:table-cell office:value-type="string" calcext:value-type="string">
            <text:p>Rajendra Tamang</text:p>
          </table:table-cell>
          <table:table-cell office:value-type="date" office:date-value="2073-01-02" calcext:value-type="date">
            <text:p>2073-01-02</text:p>
          </table:table-cell>
          <table:table-cell table:style-name="Default"/>
        </table:table-row>
        <table:table-row table:style-name="ro1">
          <table:table-cell office:value-type="string" calcext:value-type="string">
            <text:p>संजय सुबेदी</text:p>
          </table:table-cell>
          <table:table-cell office:value-type="string" calcext:value-type="string">
            <text:p>Sanjaya Subedi</text:p>
          </table:table-cell>
          <table:table-cell office:value-type="date" office:date-value="2073-08-01" calcext:value-type="date">
            <text:p>2073-08-0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03:09.453391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19:24:24.051995821</meta:creation-date>
    <meta:generator>LibreOffice/6.4.6.2$Linux_X86_64 LibreOffice_project/40$Build-2</meta:generator>
    <dc:date>2021-04-17T18:18:05.019640783</dc:date>
    <meta:editing-duration>PT23M</meta:editing-duration>
    <meta:editing-cycles>5</meta:editing-cycles>
    <meta:document-statistic meta:table-count="1" meta:cell-count="232" meta:object-count="0"/>
  </office:meta>
</office:document-meta>
</file>